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0A700000047731F29F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P1" style:family="paragraph" style:parent-style-name="Standard" style:master-page-name="First_20_Page">
      <style:paragraph-properties fo:margin-top="0in" fo:margin-bottom="0in" style:contextual-spacing="false" fo:line-height="200%" fo:text-align="center" style:justify-single-word="false" style:page-number="1" fo:padding-left="0in" fo:padding-right="0in" fo:padding-top="0.0138in" fo:padding-bottom="0.0138in" fo:border-left="none" fo:border-right="none" fo:border-top="0.51pt solid #000000" fo:border-bottom="0.51pt solid #000000"/>
      <style:text-properties fo:color="#ea7500" loext:opacity="100%" style:font-name="arial1" fo:font-size="22pt" style:text-underline-style="none" fo:font-weight="bold" style:font-name-asian="arial2" style:font-size-asian="22pt" style:font-weight-asian="bold" style:font-name-complex="arial2" style:font-size-complex="22pt"/>
    </style:style>
    <style:style style:name="P2" style:family="paragraph" style:parent-style-name="Standard">
      <style:paragraph-properties fo:margin-top="0in" fo:margin-bottom="0in" style:contextual-spacing="false" fo:line-height="200%" fo:text-align="center" style:justify-single-word="false" fo:padding-left="0in" fo:padding-right="0in" fo:padding-top="0.0138in" fo:padding-bottom="0.0138in" fo:border-left="none" fo:border-right="none" fo:border-top="0.51pt solid #000000" fo:border-bottom="0.51pt solid #000000"/>
      <style:text-properties fo:color="#ea7500" loext:opacity="100%" style:font-name="arial1" fo:font-size="22pt" style:text-underline-style="none" fo:font-weight="bold" style:font-name-asian="arial2" style:font-size-asian="22pt" style:font-weight-asian="bold" style:font-name-complex="arial2" style:font-size-complex="22pt"/>
    </style:style>
    <style:style style:name="P3" style:family="paragraph" style:parent-style-name="Standard">
      <style:paragraph-properties fo:margin-top="0in" fo:margin-bottom="0in" style:contextual-spacing="false" fo:line-height="200%" fo:text-align="center" style:justify-single-word="false"/>
      <style:text-properties style:font-name="arial1" fo:font-size="18pt" style:font-name-asian="arial2" style:font-size-asian="18pt" style:font-name-complex="arial2" style:font-size-complex="18pt"/>
    </style:style>
    <style:style style:name="P4" style:family="paragraph" style:parent-style-name="Standard">
      <style:paragraph-properties fo:margin-top="0in" fo:margin-bottom="0in" style:contextual-spacing="false" fo:line-height="200%" fo:text-align="center" style:justify-single-word="false">
        <style:tab-stops>
          <style:tab-stop style:position="6.6146in"/>
        </style:tab-stops>
      </style:paragraph-properties>
      <style:text-properties style:font-name="arial1" fo:font-size="18pt" style:font-name-asian="arial2" style:font-size-asian="18pt" style:font-name-complex="arial2" style:font-size-complex="18pt"/>
    </style:style>
    <style:style style:name="P5" style:family="paragraph" style:parent-style-name="Standard">
      <style:paragraph-properties fo:margin-top="0in" fo:margin-bottom="0in" style:contextual-spacing="false" fo:line-height="200%"/>
      <style:text-properties style:font-name="arial1" fo:font-size="18pt" style:font-name-asian="arial2" style:font-size-asian="18pt" style:font-name-complex="arial2" style:font-size-complex="18pt"/>
    </style:style>
    <style:style style:name="P6" style:family="paragraph" style:parent-style-name="Standard">
      <style:paragraph-properties fo:margin-top="0in" fo:margin-bottom="0in" style:contextual-spacing="false" fo:line-height="200%"/>
      <style:text-properties style:font-name="arial1" fo:font-size="11pt" style:font-name-asian="arial2" style:font-size-asian="11pt" style:font-name-complex="arial2" style:font-size-complex="11pt"/>
    </style:style>
    <style:style style:name="P7" style:family="paragraph" style:parent-style-name="Standard">
      <style:paragraph-properties fo:margin-top="0in" fo:margin-bottom="0in" style:contextual-spacing="false" fo:line-height="200%"/>
      <style:text-properties fo:font-variant="normal" fo:text-transform="none" fo:color="#ff860d" loext:opacity="100%" style:text-line-through-style="none" style:text-line-through-type="none" style:font-name="arial1" fo:font-size="13pt" fo:font-style="normal" style:text-underline-style="none" fo:font-weight="bold" officeooo:rsid="0020640f" officeooo:paragraph-rsid="0020640f" style:font-name-asian="arial2" style:font-size-asian="13pt" style:font-style-asian="normal" style:font-weight-asian="bold" style:font-name-complex="arial2" style:font-size-complex="13pt"/>
    </style:style>
    <style:style style:name="P8" style:family="paragraph" style:parent-style-name="Standard">
      <style:paragraph-properties fo:margin-top="0in" fo:margin-bottom="0in" style:contextual-spacing="false" fo:line-height="200%"/>
      <style:text-properties style:font-name="arial1" fo:font-size="11pt" officeooo:paragraph-rsid="009007a0" style:font-size-asian="11pt" style:font-size-complex="11pt"/>
    </style:style>
    <style:style style:name="P9" style:family="paragraph" style:parent-style-name="Standard">
      <style:paragraph-properties fo:margin-top="0in" fo:margin-bottom="0in" style:contextual-spacing="false" fo:line-height="200%"/>
      <style:text-properties style:font-name="arial1" fo:font-size="11pt" officeooo:paragraph-rsid="0092634b" style:font-size-asian="11pt" style:font-size-complex="11pt"/>
    </style:style>
    <style:style style:name="P10" style:family="paragraph" style:parent-style-name="Standard">
      <style:paragraph-properties fo:margin-top="0in" fo:margin-bottom="0in" style:contextual-spacing="false" fo:line-height="200%"/>
      <style:text-properties style:font-name="arial1" fo:font-size="11pt" officeooo:paragraph-rsid="00958334" style:font-size-asian="11pt" style:font-size-complex="11pt"/>
    </style:style>
    <style:style style:name="P11" style:family="paragraph" style:parent-style-name="Standard">
      <style:paragraph-properties fo:margin-top="0in" fo:margin-bottom="0in" style:contextual-spacing="false" fo:line-height="200%"/>
      <style:text-properties style:font-name="arial1" officeooo:paragraph-rsid="00978db5"/>
    </style:style>
    <style:style style:name="P12" style:family="paragraph" style:parent-style-name="Standard" style:list-style-name="L1">
      <style:paragraph-properties fo:margin-top="0in" fo:margin-bottom="0in" style:contextual-spacing="false" fo:line-height="200%"/>
      <style:text-properties style:font-name="arial1" fo:font-weight="bold" officeooo:paragraph-rsid="00978db5" style:font-weight-asian="bold" style:font-weight-complex="bold"/>
    </style:style>
    <style:style style:name="P13" style:family="paragraph" style:parent-style-name="Standard" style:list-style-name="L2">
      <style:paragraph-properties fo:margin-top="0in" fo:margin-bottom="0in" style:contextual-spacing="false" fo:line-height="200%"/>
      <style:text-properties style:font-name="arial1" officeooo:paragraph-rsid="00978db5"/>
    </style:style>
    <style:style style:name="P14" style:family="paragraph" style:parent-style-name="Standard" style:list-style-name="L2">
      <style:paragraph-properties fo:margin-top="0in" fo:margin-bottom="0in" style:contextual-spacing="false" fo:line-height="200%"/>
      <style:text-properties style:font-name="arial1" officeooo:paragraph-rsid="0098a683"/>
    </style:style>
    <style:style style:name="P15" style:family="paragraph" style:parent-style-name="Standard" style:list-style-name="L2">
      <style:paragraph-properties fo:margin-top="0in" fo:margin-bottom="0in" style:contextual-spacing="false" fo:line-height="200%"/>
      <style:text-properties style:font-name="arial1" officeooo:paragraph-rsid="0099b1e4"/>
    </style:style>
    <style:style style:name="P16" style:family="paragraph" style:parent-style-name="Standard">
      <style:paragraph-properties fo:margin-top="0in" fo:margin-bottom="0in" style:contextual-spacing="false" fo:line-height="200%"/>
      <style:text-properties style:font-name="arial1" fo:font-size="11pt" officeooo:paragraph-rsid="0020640f" style:font-size-asian="11pt" style:font-size-complex="11pt"/>
    </style:style>
    <style:style style:name="P17" style:family="paragraph" style:parent-style-name="Standard">
      <style:paragraph-properties fo:margin-top="0in" fo:margin-bottom="0in" style:contextual-spacing="false" fo:line-height="200%"/>
      <style:text-properties style:font-name="arial1" fo:font-size="11pt" officeooo:paragraph-rsid="0051a04a" style:font-size-asian="11pt" style:font-size-complex="11pt"/>
    </style:style>
    <style:style style:name="P18" style:family="paragraph" style:parent-style-name="Standard">
      <style:paragraph-properties fo:margin-top="0in" fo:margin-bottom="0in" style:contextual-spacing="false" fo:line-height="200%"/>
      <style:text-properties style:font-name="arial1" fo:font-size="12pt" officeooo:paragraph-rsid="00420ba3" style:font-size-asian="12pt" style:font-size-complex="12pt"/>
    </style:style>
    <style:style style:name="P19" style:family="paragraph" style:parent-style-name="Standard">
      <style:paragraph-properties fo:margin-top="0in" fo:margin-bottom="0in" style:contextual-spacing="false" fo:line-height="200%"/>
      <style:text-properties style:font-name="arial1" fo:font-size="11pt" officeooo:paragraph-rsid="00b9debe" style:font-size-asian="11pt" style:font-size-complex="11pt"/>
    </style:style>
    <style:style style:name="P20" style:family="paragraph" style:parent-style-name="Standard">
      <style:paragraph-properties fo:margin-top="0in" fo:margin-bottom="0in" style:contextual-spacing="false" fo:line-height="200%"/>
      <style:text-properties style:font-name="arial1" fo:font-size="11pt" officeooo:paragraph-rsid="004f20d7" style:font-size-asian="11pt" style:font-size-complex="11pt"/>
    </style:style>
    <style:style style:name="P21" style:family="paragraph" style:parent-style-name="Standard">
      <style:paragraph-properties fo:margin-top="0in" fo:margin-bottom="0in" style:contextual-spacing="false" fo:line-height="200%"/>
      <style:text-properties style:font-name="arial1" fo:font-size="11pt" officeooo:paragraph-rsid="0075e445" style:font-size-asian="11pt" style:font-size-complex="11pt"/>
    </style:style>
    <style:style style:name="P22" style:family="paragraph" style:parent-style-name="Standard">
      <style:paragraph-properties fo:margin-top="0in" fo:margin-bottom="0in" style:contextual-spacing="false" fo:line-height="200%"/>
      <style:text-properties style:font-name="arial1" fo:font-size="11pt" officeooo:paragraph-rsid="00b2b985" style:font-size-asian="11pt" style:font-size-complex="11pt"/>
    </style:style>
    <style:style style:name="P23" style:family="paragraph" style:parent-style-name="Standard">
      <style:paragraph-properties fo:margin-top="0in" fo:margin-bottom="0in" style:contextual-spacing="false" fo:line-height="200%"/>
      <style:text-properties style:font-name="arial1" fo:font-size="11pt" officeooo:paragraph-rsid="00b11d04" style:font-size-asian="11pt" style:font-size-complex="11pt"/>
    </style:style>
    <style:style style:name="P24" style:family="paragraph" style:parent-style-name="Standard">
      <style:paragraph-properties fo:margin-top="0in" fo:margin-bottom="0in" style:contextual-spacing="false" fo:line-height="200%"/>
      <style:text-properties style:font-name="arial1" fo:font-size="11pt" officeooo:paragraph-rsid="00712127" style:font-size-asian="11pt" style:font-size-complex="11pt"/>
    </style:style>
    <style:style style:name="P25" style:family="paragraph" style:parent-style-name="Standard">
      <style:paragraph-properties fo:margin-top="0in" fo:margin-bottom="0in" style:contextual-spacing="false" fo:line-height="200%"/>
      <style:text-properties style:font-name="arial1" fo:font-size="12pt" officeooo:paragraph-rsid="00712127" style:font-size-asian="12pt" style:font-size-complex="12pt"/>
    </style:style>
    <style:style style:name="P26" style:family="paragraph" style:parent-style-name="Standard">
      <style:paragraph-properties fo:margin-top="0in" fo:margin-bottom="0in" style:contextual-spacing="false" fo:line-height="200%"/>
      <style:text-properties style:font-name="arial1" fo:font-size="12pt" officeooo:paragraph-rsid="0083928f" style:font-size-asian="12pt" style:font-size-complex="12pt"/>
    </style:style>
    <style:style style:name="P27" style:family="paragraph" style:parent-style-name="Standard">
      <style:paragraph-properties fo:margin-top="0in" fo:margin-bottom="0in" style:contextual-spacing="false" fo:line-height="200%"/>
      <style:text-properties style:font-name="arial1" fo:font-size="11pt" officeooo:paragraph-rsid="0083928f" style:font-size-asian="11pt" style:font-size-complex="11pt"/>
    </style:style>
    <style:style style:name="P28" style:family="paragraph" style:parent-style-name="Standard">
      <style:paragraph-properties fo:margin-top="0in" fo:margin-bottom="0in" style:contextual-spacing="false" fo:line-height="200%"/>
      <style:text-properties style:font-name="arial1" fo:font-size="12pt" officeooo:paragraph-rsid="0086f01e" style:font-size-asian="12pt" style:font-size-complex="12pt"/>
    </style:style>
    <style:style style:name="P29" style:family="paragraph" style:parent-style-name="Standard">
      <style:paragraph-properties fo:margin-top="0in" fo:margin-bottom="0in" style:contextual-spacing="false" fo:line-height="200%"/>
      <style:text-properties style:font-name="arial1" fo:font-size="11pt" officeooo:paragraph-rsid="0086f01e" style:font-size-asian="11pt" style:font-size-complex="11pt"/>
    </style:style>
    <style:style style:name="P30" style:family="paragraph" style:parent-style-name="Standard">
      <style:paragraph-properties fo:line-height="200%"/>
      <style:text-properties style:font-name="arial1" fo:font-size="11pt" style:font-size-asian="11pt" style:font-size-complex="11pt"/>
    </style:style>
    <style:style style:name="P31" style:family="paragraph" style:parent-style-name="Standard">
      <style:paragraph-properties fo:line-height="200%"/>
      <style:text-properties style:font-name="arial1" fo:font-size="11pt" officeooo:paragraph-rsid="00087312" style:font-name-asian="arial2" style:font-size-asian="11pt" style:font-name-complex="arial2" style:font-size-complex="11pt"/>
    </style:style>
    <style:style style:name="P32" style:family="paragraph" style:parent-style-name="Standard">
      <style:paragraph-properties fo:margin-top="0in" fo:margin-bottom="0in" style:contextual-spacing="false" fo:line-height="200%"/>
      <style:text-properties fo:font-variant="normal" fo:text-transform="none" fo:color="#ff860d" loext:opacity="100%" style:text-line-through-style="none" style:text-line-through-type="none" style:font-name="arial1" fo:font-size="11pt" fo:font-style="normal" style:text-underline-style="none" fo:font-weight="bold" officeooo:paragraph-rsid="0020640f" style:font-name-asian="arial2" style:font-size-asian="11pt" style:font-style-asian="normal" style:font-weight-asian="bold" style:font-name-complex="arial2" style:font-size-complex="11pt"/>
    </style:style>
    <style:style style:name="P33" style:family="paragraph" style:parent-style-name="Standard">
      <style:paragraph-properties fo:margin-top="0in" fo:margin-bottom="0in" style:contextual-spacing="false" fo:line-height="200%"/>
      <style:text-properties officeooo:paragraph-rsid="0020640f"/>
    </style:style>
    <style:style style:name="P34" style:family="paragraph" style:parent-style-name="Standard">
      <style:paragraph-properties fo:margin-top="0in" fo:margin-bottom="0in" style:contextual-spacing="false" fo:line-height="200%"/>
      <style:text-properties officeooo:paragraph-rsid="00a992e7"/>
    </style:style>
    <style:style style:name="T1" style:family="text">
      <style:text-properties officeooo:rsid="0017aa0f"/>
    </style:style>
    <style:style style:name="T2" style:family="text">
      <style:text-properties officeooo:rsid="00055d65"/>
    </style:style>
    <style:style style:name="T3" style:family="text">
      <style:text-properties officeooo:rsid="003ac304"/>
    </style:style>
    <style:style style:name="T4" style:family="text">
      <style:text-properties officeooo:rsid="00acc737"/>
    </style:style>
    <style:style style:name="T5" style:family="text">
      <style:text-properties fo:color="#000000" loext:opacity="100%" fo:font-weight="normal" fo:background-color="transparent" loext:char-shading-value="0" style:font-name-asian="arial2" style:font-weight-asian="normal" style:font-name-complex="arial2" style:font-weight-complex="normal"/>
    </style:style>
    <style:style style:name="T6" style:family="text">
      <style:text-properties fo:color="#000000" loext:opacity="100%" fo:font-weight="bold" fo:background-color="transparent" loext:char-shading-value="0" style:font-name-asian="arial2" style:font-weight-asian="bold" style:font-name-complex="arial2" style:font-weight-complex="bold"/>
    </style:style>
    <style:style style:name="T7" style:family="text">
      <style:text-properties fo:font-variant="normal" fo:text-transform="none" fo:color="#ff860d" loext:opacity="100%" style:text-line-through-style="none" style:text-line-through-type="none" fo:font-size="13pt" fo:font-style="normal" style:text-underline-style="none" fo:font-weight="bold" officeooo:rsid="0020640f" fo:background-color="transparent" loext:char-shading-value="0" style:font-name-asian="arial2" style:font-size-asian="13pt" style:font-style-asian="normal" style:font-weight-asian="bold" style:font-name-complex="arial2" style:font-size-complex="13pt" style:font-weight-complex="normal"/>
    </style:style>
    <style:style style:name="T8" style:family="text">
      <style:text-properties fo:color="#000000" loext:opacity="100%" fo:font-size="11pt" fo:font-weight="normal" fo:background-color="transparent" loext:char-shading-value="0" style:font-name-asian="arial2" style:font-size-asian="11pt" style:font-weight-asian="normal" style:font-name-complex="arial2" style:font-size-complex="11pt" style:font-weight-complex="normal"/>
    </style:style>
    <style:style style:name="T9" style:family="text">
      <style:text-properties fo:color="#000000" loext:opacity="100%" fo:font-size="11pt" fo:background-color="transparent" loext:char-shading-value="0" style:font-name-asian="arial2" style:font-size-asian="11pt" style:font-name-complex="arial2" style:font-size-complex="11pt"/>
    </style:style>
    <style:style style:name="T10" style:family="text">
      <style:text-properties fo:color="#000000" loext:opacity="100%" fo:font-size="11pt" fo:font-weight="bold" fo:background-color="transparent" loext:char-shading-value="0" style:font-name-asian="arial2" style:font-size-asian="11pt" style:font-weight-asian="bold" style:font-name-complex="arial2" style:font-size-complex="11pt" style:font-weight-complex="bold"/>
    </style:style>
    <style:style style:name="T11" style:family="text">
      <style:text-properties fo:color="#000000" loext:opacity="100%" fo:font-size="11pt" fo:font-weight="normal" officeooo:rsid="009d87b8" fo:background-color="transparent" loext:char-shading-value="0" style:font-name-asian="arial2" style:font-size-asian="11pt" style:font-weight-asian="normal" style:font-name-complex="arial2" style:font-size-complex="11pt" style:font-weight-complex="normal"/>
    </style:style>
    <style:style style:name="T12" style:family="text">
      <style:text-properties fo:font-variant="normal" fo:text-transform="none" fo:color="#ff860d" loext:opacity="100%" style:text-line-through-style="none" style:text-line-through-type="none" fo:font-size="13pt" fo:font-style="normal" style:text-underline-style="none" fo:font-weight="bold" officeooo:rsid="006d3832" fo:background-color="transparent" loext:char-shading-value="0" style:font-name-asian="arial2" style:font-size-asian="13pt" style:font-style-asian="normal" style:font-weight-asian="bold" style:font-name-complex="arial2" style:font-size-complex="13pt" style:font-weight-complex="normal"/>
    </style:style>
    <style:style style:name="T13" style:family="text">
      <style:text-properties fo:font-variant="normal" fo:text-transform="none" fo:color="#ff860d" loext:opacity="100%" style:text-line-through-style="none" style:text-line-through-type="none" fo:font-size="13pt" fo:font-style="normal" style:text-underline-style="none" fo:font-weight="bold" officeooo:rsid="003f4a51" fo:background-color="transparent" loext:char-shading-value="0" style:font-name-asian="arial2" style:font-size-asian="13pt" style:font-style-asian="normal" style:font-weight-asian="bold" style:font-name-complex="arial2" style:font-size-complex="13pt" style:font-weight-complex="normal"/>
    </style:style>
    <style:style style:name="T14" style:family="text">
      <style:text-properties fo:color="#000000" loext:opacity="100%" fo:font-weight="normal" officeooo:rsid="003f4a51" fo:background-color="transparent" loext:char-shading-value="0" style:font-name-asian="arial2" style:font-weight-asian="normal" style:font-name-complex="arial2" style:font-weight-complex="normal"/>
    </style:style>
    <style:style style:name="T15" style:family="text">
      <style:text-properties fo:color="#000000" loext:opacity="100%" fo:font-weight="bold" officeooo:rsid="005021ef" fo:background-color="transparent" loext:char-shading-value="0" style:font-name-asian="arial2" style:font-weight-asian="bold" style:font-name-complex="arial2" style:font-weight-complex="bold"/>
    </style:style>
    <style:style style:name="T16" style:family="text">
      <style:text-properties fo:color="#000000" loext:opacity="100%" fo:font-weight="normal" officeooo:rsid="00b9debe" fo:background-color="transparent" loext:char-shading-value="0" style:font-name-asian="arial2" style:font-weight-asian="normal" style:font-name-complex="arial2" style:font-weight-complex="normal"/>
    </style:style>
    <style:style style:name="T17" style:family="text">
      <style:text-properties fo:color="#000000" loext:opacity="100%" fo:font-weight="normal" officeooo:rsid="00c0d08a" fo:background-color="transparent" loext:char-shading-value="0" style:font-name-asian="arial2" style:font-weight-asian="normal" style:font-name-complex="arial2" style:font-weight-complex="normal"/>
    </style:style>
    <style:style style:name="T18" style:family="text">
      <style:text-properties fo:color="#000000" loext:opacity="100%" fo:font-weight="normal" officeooo:rsid="00ba9360" fo:background-color="transparent" loext:char-shading-value="0" style:font-name-asian="arial2" style:font-weight-asian="normal" style:font-name-complex="arial2" style:font-weight-complex="normal"/>
    </style:style>
    <style:style style:name="T19" style:family="text">
      <style:text-properties fo:color="#000000" loext:opacity="100%" fo:font-weight="normal" officeooo:rsid="00bb3b2a" fo:background-color="transparent" loext:char-shading-value="0" style:font-name-asian="arial2" style:font-weight-asian="normal" style:font-name-complex="arial2" style:font-weight-complex="normal"/>
    </style:style>
    <style:style style:name="T20" style:family="text">
      <style:text-properties fo:color="#000000" loext:opacity="100%" fo:font-weight="normal" officeooo:rsid="00bb1579" fo:background-color="transparent" loext:char-shading-value="0" style:font-name-asian="arial2" style:font-weight-asian="normal" style:font-name-complex="arial2" style:font-weight-complex="normal"/>
    </style:style>
    <style:style style:name="T21" style:family="text">
      <style:text-properties fo:color="#000000" loext:opacity="100%" fo:font-weight="normal" officeooo:rsid="0045dca6" fo:background-color="transparent" loext:char-shading-value="0" style:font-name-asian="arial2" style:font-weight-asian="normal" style:font-name-complex="arial2" style:font-weight-complex="normal"/>
    </style:style>
    <style:style style:name="T22" style:family="text">
      <style:text-properties fo:color="#000000" loext:opacity="100%" fo:font-weight="normal" officeooo:rsid="00bd3465" fo:background-color="transparent" loext:char-shading-value="0" style:font-name-asian="arial2" style:font-weight-asian="normal" style:font-name-complex="arial2" style:font-weight-complex="normal"/>
    </style:style>
    <style:style style:name="T23" style:family="text">
      <style:text-properties fo:color="#000000" loext:opacity="100%" fo:font-weight="normal" officeooo:rsid="00483dad" fo:background-color="transparent" loext:char-shading-value="0" style:font-name-asian="arial2" style:font-weight-asian="normal" style:font-name-complex="arial2" style:font-weight-complex="normal"/>
    </style:style>
    <style:style style:name="T24" style:family="text">
      <style:text-properties fo:color="#000000" loext:opacity="100%" fo:font-weight="normal" officeooo:rsid="00bed5f9" fo:background-color="transparent" loext:char-shading-value="0" style:font-name-asian="arial2" style:font-weight-asian="normal" style:font-name-complex="arial2" style:font-weight-complex="normal"/>
    </style:style>
    <style:style style:name="T25" style:family="text">
      <style:text-properties fo:color="#000000" loext:opacity="100%" fo:font-weight="normal" officeooo:rsid="004f20d7" fo:background-color="transparent" loext:char-shading-value="0" style:font-name-asian="arial2" style:font-weight-asian="normal" style:font-name-complex="arial2" style:font-weight-complex="normal"/>
    </style:style>
    <style:style style:name="T26" style:family="text">
      <style:text-properties fo:color="#000000" loext:opacity="100%" fo:font-weight="normal" officeooo:rsid="0065a8a3" fo:background-color="transparent" loext:char-shading-value="0" style:font-name-asian="arial2" style:font-weight-asian="normal" style:font-name-complex="arial2" style:font-weight-complex="normal"/>
    </style:style>
    <style:style style:name="T27" style:family="text">
      <style:text-properties fo:color="#000000" loext:opacity="100%" fo:font-weight="normal" officeooo:rsid="0066e8f5" fo:background-color="transparent" loext:char-shading-value="0" style:font-name-asian="arial2" style:font-weight-asian="normal" style:font-name-complex="arial2" style:font-weight-complex="normal"/>
    </style:style>
    <style:style style:name="T28" style:family="text">
      <style:text-properties fo:color="#000000" loext:opacity="100%" fo:font-size="12pt" fo:font-weight="bold" fo:background-color="transparent" loext:char-shading-value="0" style:font-name-asian="arial2" style:font-size-asian="12pt" style:font-weight-asian="bold" style:font-name-complex="arial2" style:font-size-complex="12pt" style:font-weight-complex="bold"/>
    </style:style>
    <style:style style:name="T29" style:family="text">
      <style:text-properties fo:color="#000000" loext:opacity="100%" fo:font-size="12pt" fo:font-weight="bold" officeooo:rsid="008579a7" fo:background-color="transparent" loext:char-shading-value="0" style:font-name-asian="arial2" style:font-size-asian="12pt" style:font-weight-asian="bold" style:font-name-complex="arial2" style:font-size-complex="12pt" style:font-weight-complex="bold"/>
    </style:style>
    <style:style style:name="T30" style:family="text">
      <style:text-properties fo:color="#000000" loext:opacity="100%" fo:font-size="12pt" fo:font-weight="bold" officeooo:rsid="0075e445" fo:background-color="transparent" loext:char-shading-value="0" style:font-name-asian="arial2" style:font-size-asian="12pt" style:font-weight-asian="bold" style:font-name-complex="arial2" style:font-size-complex="12pt" style:font-weight-complex="bold"/>
    </style:style>
    <style:style style:name="T31" style:family="text">
      <style:text-properties fo:color="#000000" loext:opacity="100%" fo:font-weight="normal" officeooo:rsid="007f6142" fo:background-color="transparent" loext:char-shading-value="0" style:font-name-asian="arial2" style:font-weight-asian="normal" style:font-name-complex="arial2" style:font-weight-complex="normal"/>
    </style:style>
    <style:style style:name="T32" style:family="text">
      <style:text-properties fo:color="#000000" loext:opacity="100%" fo:font-weight="normal" officeooo:rsid="007b6b68" fo:background-color="transparent" loext:char-shading-value="0" style:font-name-asian="arial2" style:font-weight-asian="normal" style:font-name-complex="arial2" style:font-weight-complex="normal"/>
    </style:style>
    <style:style style:name="T33" style:family="text">
      <style:text-properties fo:color="#000000" loext:opacity="100%" fo:font-weight="normal" officeooo:rsid="00b68389" fo:background-color="transparent" loext:char-shading-value="0" style:font-name-asian="arial2" style:font-weight-asian="normal" style:font-name-complex="arial2" style:font-weight-complex="normal"/>
    </style:style>
    <style:style style:name="T34" style:family="text">
      <style:text-properties fo:color="#000000" loext:opacity="100%" fo:font-weight="normal" officeooo:rsid="007b751f" fo:background-color="transparent" loext:char-shading-value="0" style:font-name-asian="arial2" style:font-weight-asian="normal" style:font-name-complex="arial2" style:font-weight-complex="normal"/>
    </style:style>
    <style:style style:name="T35" style:family="text">
      <style:text-properties fo:color="#000000" loext:opacity="100%" fo:font-weight="bold" officeooo:rsid="0083928f" fo:background-color="transparent" loext:char-shading-value="0" style:font-name-asian="arial2" style:font-weight-asian="bold" style:font-name-complex="arial2" style:font-weight-complex="bold"/>
    </style:style>
    <style:style style:name="T36" style:family="text">
      <style:text-properties fo:color="#000000" loext:opacity="100%" fo:font-weight="bold" officeooo:rsid="00712127" fo:background-color="transparent" loext:char-shading-value="0" style:font-name-asian="arial2" style:font-weight-asian="bold" style:font-name-complex="arial2" style:font-weight-complex="bold"/>
    </style:style>
    <style:style style:name="T37" style:family="text">
      <style:text-properties fo:color="#000000" loext:opacity="100%" fo:font-weight="normal" officeooo:rsid="0072d424" fo:background-color="transparent" loext:char-shading-value="0" style:font-name-asian="arial2" style:font-weight-asian="normal" style:font-name-complex="arial2" style:font-weight-complex="normal"/>
    </style:style>
    <style:style style:name="T38" style:family="text">
      <style:text-properties fo:color="#000000" loext:opacity="100%" fo:font-weight="normal" officeooo:rsid="00b7b46a" fo:background-color="transparent" loext:char-shading-value="0" style:font-name-asian="arial2" style:font-weight-asian="normal" style:font-name-complex="arial2" style:font-weight-complex="normal"/>
    </style:style>
    <style:style style:name="T39" style:family="text">
      <style:text-properties fo:color="#000000" loext:opacity="100%" fo:font-weight="normal" officeooo:rsid="0074b2e6" fo:background-color="transparent" loext:char-shading-value="0" style:font-name-asian="arial2" style:font-weight-asian="normal" style:font-name-complex="arial2" style:font-weight-complex="normal"/>
    </style:style>
    <style:style style:name="T40" style:family="text">
      <style:text-properties fo:color="#000000" loext:opacity="100%" fo:font-weight="bold" officeooo:rsid="0074b2e6" fo:background-color="transparent" loext:char-shading-value="0" style:font-name-asian="arial2" style:font-weight-asian="bold" style:font-name-complex="arial2" style:font-weight-complex="bold"/>
    </style:style>
    <style:style style:name="T41" style:family="text">
      <style:text-properties fo:color="#000000" loext:opacity="100%" fo:font-weight="bold" officeooo:rsid="008579a7" fo:background-color="transparent" loext:char-shading-value="0" style:font-name-asian="arial2" style:font-weight-asian="bold" style:font-name-complex="arial2" style:font-weight-complex="bold"/>
    </style:style>
    <style:style style:name="T42" style:family="text">
      <style:text-properties fo:color="#000000" loext:opacity="100%" fo:font-weight="normal" officeooo:rsid="006edc27" fo:background-color="transparent" loext:char-shading-value="0" style:font-name-asian="arial2" style:font-weight-asian="normal" style:font-name-complex="arial2" style:font-weight-complex="normal"/>
    </style:style>
    <style:style style:name="T43" style:family="text">
      <style:text-properties fo:color="#000000" loext:opacity="100%" fo:font-weight="normal" officeooo:rsid="0070caef" fo:background-color="transparent" loext:char-shading-value="0" style:font-name-asian="arial2" style:font-weight-asian="normal" style:font-name-complex="arial2" style:font-weight-complex="normal"/>
    </style:style>
    <style:style style:name="T44" style:family="text">
      <style:text-properties fo:color="#000000" loext:opacity="100%" fo:font-weight="bold" officeooo:rsid="0086f01e" fo:background-color="transparent" loext:char-shading-value="0" style:font-name-asian="arial2" style:font-weight-asian="bold" style:font-name-complex="arial2" style:font-weight-complex="bold"/>
    </style:style>
    <style:style style:name="T45" style:family="text">
      <style:text-properties fo:color="#000000" loext:opacity="100%" fo:font-weight="normal" officeooo:rsid="0089eb51" fo:background-color="transparent" loext:char-shading-value="0" style:font-name-asian="arial2" style:font-weight-asian="normal" style:font-name-complex="arial2" style:font-weight-complex="normal"/>
    </style:style>
    <style:style style:name="T46" style:family="text">
      <style:text-properties fo:color="#ff860d" loext:opacity="100%" fo:font-weight="bold" style:font-name-asian="arial2" style:font-weight-asian="bold" style:font-name-complex="arial2"/>
    </style:style>
    <style:style style:name="T47" style:family="text">
      <style:text-properties fo:font-weight="bold" style:font-weight-asian="bold" style:font-weight-complex="bold"/>
    </style:style>
    <style:style style:name="T48" style:family="text">
      <style:text-properties fo:font-variant="normal" fo:text-transform="none" fo:color="#ff860d" loext:opacity="100%" style:text-line-through-style="none" style:text-line-through-type="none" style:font-name="arial1" fo:font-size="11pt" fo:font-style="normal" style:text-underline-style="none" fo:font-weight="bold" style:font-name-asian="arial2" style:font-size-asian="11pt" style:font-style-asian="normal" style:font-weight-asian="bold" style:font-name-complex="arial2" style:font-size-complex="11pt"/>
    </style:style>
    <style:style style:name="T49" style:family="text">
      <style:text-properties style:font-name="arial1" fo:font-size="11pt" officeooo:rsid="0009c782" style:font-size-asian="11pt" style:font-size-complex="11pt" style:font-weight-complex="bold"/>
    </style:style>
    <style:style style:name="T50" style:family="text">
      <style:text-properties style:font-name="arial1" fo:font-size="11pt" officeooo:rsid="00a992e7" style:font-size-asian="11pt" style:font-size-complex="11pt" style:font-weight-complex="bold"/>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esarrollo de Sistemas Interactivos </text:span>- <text:span text:style-name="T2">6</text:span><text:span text:style-name="T1">2</text:span>GIIN</text:p>
      <text:p text:style-name="P2">Actividad <text:span text:style-name="T2">1 </text:span>- Portafolio</text:p>
      <text:p text:style-name="P3">Gagliardo Miguel Angel</text:p>
      <text:p text:style-name="P3"><text:span text:style-name="T1">1</text:span><text:span text:style-name="T3">1</text:span><text:span text:style-name="T1"> de Enero de 2025</text:span></text:p>
      <text:p text:style-name="P4"/>
      <text:p text:style-name="P5"/>
      <text:p text:style-name="P5"/>
      <text:p text:style-name="P5"/>
      <text:p text:style-name="P5"/>
      <text:p text:style-name="P5"/>
      <text:p text:style-name="P5"/>
      <text:p text:style-name="P6"/>
      <text:p text:style-name="P6"/>
      <text:p text:style-name="P6"/>
      <text:p text:style-name="P7"><text:soft-page-break/>I<text:span text:style-name="T4">ntroducción</text:span></text:p>
      <text:p text:style-name="P8"><text:span text:style-name="T5">El diseño de interfaces para aplicaciones web es un proceso crucial para garantizar una experiencia de usuario óptima, especialmente en plataformas interactivas como la que desarrolla la Asociación Europea de Chefs (AEC) para la publicación y valoración de recetas. El presente trabajo tiene como objetivo detallar los requisitos funcionales y no funcionales relacionados con una funcionalidad clave de esta aplicación: la valoración de recetas por parte de los usuarios.</text:span></text:p>
      <text:p text:style-name="P9"><text:span text:style-name="T5">En este contexto, se han aplicado principios del </text:span><text:span text:style-name="T6">Diseño Centrado en el Usuario (DCU)</text:span><text:span text:style-name="T5"> para garantizar que la funcionalidad sea intuitiva, accesible y eficiente. Además, se han establecido requerimientos claros para evitar errores y confusiones, como la validación de las valoraciones y la imposibilidad de realizar múltiples valoraciones por usuario. Este trabajo se centra en estos aspectos y ofrece una estructura detallada de la funcionalidad de valoración de recetas.</text:span></text:p>
      <text:p text:style-name="P9"/>
      <text:p text:style-name="P10"><text:span text:style-name="T7">Clasificación de los Requisitos de Usuario</text:span></text:p>
      <text:p text:style-name="P11"><text:span text:style-name="T8">Los requisitos funcionales y no funcionales para la funcionalidad de valoración de recetas se clasifican de la siguiente manera:</text:span></text:p>
      <text:list text:style-name="L1">
        <text:list-item>
          <text:p text:style-name="P12"><text:span text:style-name="T9">Requisitos Funcionales</text:span></text:p>
        </text:list-item>
      </text:list>
      <text:list text:style-name="L2">
        <text:list-item>
          <text:list>
            <text:list-item>
              <text:p text:style-name="P13"><text:span text:style-name="T10">Usuario registrado:</text:span><text:span text:style-name="T8"> El sistema debe permitir que </text:span><text:span text:style-name="T10">solo los usuarios registrados </text:span><text:span text:style-name="T8">puedan valorar las recetas. Para ello, el usuario debe haber completado el proceso de registro y autenticación antes de poder interactuar con el sistema de valoraciones.</text:span></text:p>
            </text:list-item>
            <text:list-item>
              <text:p text:style-name="P14"><text:soft-page-break/><text:span text:style-name="T10">Existencia previa de la receta: </text:span><text:span text:style-name="T8">Antes de valorar una receta, esta debe existir en el sistema. No se podrán valorar recetas que no hayan sido previamente publicadas y registradas en la base de datos.</text:span></text:p>
            </text:list-item>
            <text:list-item>
              <text:p text:style-name="P15"><text:span text:style-name="T11">Hay más requisitos funcionales, pero serán incluidos en la misma descripción del sistema de valoración (ver apartado “R8. Valorar Receta”)</text:span></text:p>
            </text:list-item>
          </text:list>
        </text:list-item>
      </text:list>
      <text:p text:style-name="P9"><text:span text:style-name="T5"><text:line-break/></text:span><text:span text:style-name="T12">R8. V</text:span><text:span text:style-name="T13">alorar Receta</text:span></text:p>
      <text:p text:style-name="P16"><text:span text:style-name="T5">El sistema debe incluir una funcionalidad de valoración que permita a los usuarios calificar las recetas con una puntuación de 1 a 5 estrellas. La calificación se almacenará de tal forma que se pueda visualizar un promedio general de las valoraciones de cada receta.</text:span></text:p>
      <text:p text:style-name="P16"><text:span text:style-name="T14">Dicha </text:span><text:span text:style-name="T5">valoración ayudará a otros usuarios a conocer la calidad y la popularidad de las recetas.</text:span></text:p>
      <text:p text:style-name="P17"><text:span text:style-name="T5"/></text:p>
      <text:p text:style-name="P18"><text:span text:style-name="T6">R8.1</text:span><text:span text:style-name="T5"> </text:span><text:span text:style-name="T15">Valoración de </text:span><text:span text:style-name="T6">recetas</text:span></text:p>
      <text:p text:style-name="P19"><text:span text:style-name="T5"><text:tab/>R8.1.1 </text:span><text:span text:style-name="T16">El sistema debe verificar que el usuario está autenticado en la plataforma para mostrar el sistema visua</text:span><text:span text:style-name="T17">l descrito en R8.1.2</text:span></text:p>
      <text:p text:style-name="P19"><text:span text:style-name="T16"><text:s text:c="12"/>R8.1.2 </text:span><text:span text:style-name="T5">El sistema debe mostrar </text:span><text:span text:style-name="T18">en un apartado </text:span><text:span text:style-name="T19">en cada página de receta</text:span><text:span text:style-name="T18">, </text:span><text:span text:style-name="T20">un </text:span><text:span text:style-name="T5">sistema visual con 5 estrellas, donde el usuario pueda seleccionar la cantidad de estrellas que desea asignar a la receta.</text:span></text:p>
      <text:p text:style-name="P16"><text:span text:style-name="T5"><text:tab/>R8.</text:span><text:span text:style-name="T21">1.</text:span><text:span text:style-name="T22">3</text:span><text:span text:style-name="T5"> El sistema debe permitir que el usuario haga clic sobre una estrella para seleccionar la valoración deseada.</text:span></text:p>
      <text:p text:style-name="P16"><text:span text:style-name="T5"><text:s text:c="8"/><text:tab/>R8.1.</text:span><text:span text:style-name="T22">4</text:span><text:span text:style-name="T5"> El sistema debe mostrar las estrellas de manera visual (</text:span><text:span text:style-name="T23">por ejemplo de</text:span><text:span text:style-name="T5"> color </text:span><text:soft-page-break/><text:span text:style-name="T5">dorado o simil) para indicar la valoración seleccionada.</text:span></text:p>
      <text:p text:style-name="P20"><text:span text:style-name="T5"><text:s text:c="8"/><text:tab/>R8.1.</text:span><text:span text:style-name="T24">5</text:span><text:span text:style-name="T5"> El sistema debe mostrar las estrellas</text:span><text:span text:style-name="T6"> no seleccionadas</text:span><text:span text:style-name="T5"> en un color gris </text:span><text:span text:style-name="T25">(</text:span><text:span text:style-name="T5">o apagado</text:span><text:span text:style-name="T25">) sin relleno</text:span><text:span text:style-name="T5"> para indicar que no han sido seleccionadas.</text:span></text:p>
      <text:p text:style-name="P16"><text:span text:style-name="T5"><text:tab/>R8.1.</text:span><text:span text:style-name="T24">6</text:span><text:span text:style-name="T5"> Una vez que el usuario ha seleccionado la cantidad de estrellas deseada, el sistema debe guardar esta valoración y asociarla a la receta seleccionada.</text:span></text:p>
      <text:p text:style-name="P16"><text:span text:style-name="T5"><text:s text:c="8"/><text:tab/>R8.1.</text:span><text:span text:style-name="T24">7</text:span><text:span text:style-name="T5"> El sistema debe</text:span><text:span text:style-name="T26">rá</text:span><text:span text:style-name="T5"> </text:span><text:span text:style-name="T27">luego, </text:span><text:span text:style-name="T5">almacenar la valoración del usuario en la base de datos y asociarla a la receta correspondiente.</text:span></text:p>
      <text:p text:style-name="P16"><text:span text:style-name="T5"><text:s text:c="8"/><text:tab/>R8.1.</text:span><text:span text:style-name="T24">8</text:span><text:span text:style-name="T5"> El sistema debe mostrar un </text:span><text:span text:style-name="T6">mensaje de confirmación</text:span><text:span text:style-name="T5"> o una animación indicando que la valoración ha sido guardada correctamente.</text:span></text:p>
      <text:p text:style-name="P21"><text:span text:style-name="T5"/></text:p>
      <text:p text:style-name="P21"><text:span text:style-name="T28">R8.</text:span><text:span text:style-name="T29">2</text:span><text:span text:style-name="T28"> </text:span><text:span text:style-name="T30">Visualización</text:span><text:span text:style-name="T28"> de valoración</text:span><text:span text:style-name="T30">es</text:span></text:p>
      <text:p text:style-name="P22"><text:span text:style-name="T5">El sistema debe mostrar la valoración promedio de todas las personas que hayan calificado una receta, </text:span><text:span text:style-name="T31">p</text:span><text:span text:style-name="T32">ara esto, </text:span><text:span text:style-name="T5">debe calcular el promedio de todas las valoraciones recibidas para una receta y mostrar ese promedio en estrellas en la página de detalle de la receta. </text:span><text:span text:style-name="T33">T</text:span><text:span text:style-name="T34">ambién debe actualizar el promedio automáticamente cada vez que se registre una nueva valoración. </text:span></text:p>
      <text:p text:style-name="P23"><text:span text:style-name="T32">Además, el </text:span><text:span text:style-name="T5">sistema debe mostrar el </text:span><text:span text:style-name="T6">número</text:span><text:span text:style-name="T5"> </text:span><text:span text:style-name="T6">total de valoraciones</text:span><text:span text:style-name="T5"> al lado del promedio de estrellas, por ejemplo: "valorado por 50 personas".</text:span></text:p>
      <text:p text:style-name="P24"><text:span text:style-name="T5"/></text:p>
      <text:p text:style-name="P25"><text:span text:style-name="T6">R8.</text:span><text:span text:style-name="T35">3</text:span><text:span text:style-name="T6"> </text:span><text:span text:style-name="T36">Edición</text:span><text:span text:style-name="T6"> de </text:span><text:span text:style-name="T36">una</text:span><text:span text:style-name="T6"> valoración</text:span></text:p>
      <text:p text:style-name="P24"><text:span text:style-name="T5">El sistema debe permitir que </text:span><text:span text:style-name="T37">el </text:span><text:span text:style-name="T5">usuario edite su valoración </text:span><text:span text:style-name="T6">si aún no ha finalizado la interacción</text:span><text:span text:style-name="T5"> (por ejemplo, antes de que cierre la página o la sesión). </text:span><text:span text:style-name="T38">Se</text:span><text:span text:style-name="T5"> debe mostrar la valoración previa (en estrellas) cuando el usuario accede a la receta, y permitirle cambiarla. </text:span><text:soft-page-break/><text:span text:style-name="T39">Para editarla/cambiarla, se utilizará el mismo método que para valorarla incialmente (ver </text:span><text:span text:style-name="T40">R8.1</text:span><text:span text:style-name="T39">).</text:span></text:p>
      <text:p text:style-name="P24"><text:span text:style-name="T39"/></text:p>
      <text:p text:style-name="P26"><text:span text:style-name="T6">R8.</text:span><text:span text:style-name="T41">4</text:span><text:span text:style-name="T6"> Restricciones de valoración</text:span></text:p>
      <text:p text:style-name="P27"><text:span text:style-name="T5">El sistema debe permitir que un usuario valore una receta </text:span><text:span text:style-name="T6">solo una vez</text:span><text:span text:style-name="T5">. Si </text:span><text:span text:style-name="T42">un </text:span><text:span text:style-name="T5">usuario intenta volver a valorar </text:span><text:span text:style-name="T43">una </text:span><text:span text:style-name="T5">receta, el sistema debe mostrar un mensaje de advertencia indicando que </text:span><text:span text:style-name="T6">ya ha valorado esa receta</text:span><text:span text:style-name="T5">.</text:span></text:p>
      <text:p text:style-name="P16"><text:span text:style-name="T5"/></text:p>
      <text:p text:style-name="P28"><text:span text:style-name="T6">R8.</text:span><text:span text:style-name="T44">5</text:span><text:span text:style-name="T6"> </text:span><text:span text:style-name="T44">Condiciones</text:span><text:span text:style-name="T6"> de valoración</text:span></text:p>
      <text:p text:style-name="P29"><text:span text:style-name="T5">El sistema debe asegurarse de que el usuario haya seleccionado al menos una estrella antes de permitir el envío de la valoración.</text:span></text:p>
      <text:p text:style-name="P16"><text:span text:style-name="T5">El sistema debe asegurarse de que no haya errores en el formato de la valoración (por ejemplo, seleccionar más de 5 estrellas o menos de 1 estrella), </text:span><text:span text:style-name="T45">también se </text:span><text:span text:style-name="T5">debe restringir la selección para que solo se puedan elegir entre 1 y 5 estrellas.</text:span></text:p>
      <text:p text:style-name="P16"><text:span text:style-name="T5"/></text:p>
      <text:p text:style-name="P30"><text:span text:style-name="T46">CONCLUSIONES</text:span></text:p>
      <text:p text:style-name="P31">El diseño de la funcionalidad de valoración de recetas ha permitido aplicar y comprender los principios de <text:span text:style-name="T47">Diseño Centrado en el Usuario (DCU)</text:span> en un contexto práctico. La actividad ha servido como un ejercicio para estructurar los requisitos y garantizar que la funcionalidad sea intuitiva, accesible y útil para los usuarios finales.</text:p>
      <text:p text:style-name="P31">Entre los aprendizajes clave, se destaca la importancia de considerar las restricciones de interacción, como la restricción de valoraciones duplicadas y la validación de la valoración para asegurar que los usuarios no seleccionen valores fuera del rango permitido. Además, la <text:soft-page-break/>capacidad de editar la valoración es fundamental para mantener la flexibilidad y permitir a los usuarios modificar su opinión si cambian de parecer durante la misma sesión.</text:p>
      <text:p text:style-name="P31">La tarea de visualización del promedio de valoraciones también mostró la necesidad de proporcionar una retroalimentación clara al usuario, lo que refuerza la importancia de la usabilidad en el diseño de interfaces. Al mostrar tanto el promedio de estrellas como el número total de valoraciones, se ofrece a los usuarios una idea clara de cómo otros valoran la receta, lo que puede influir en sus decisiones y mejorar la interacción general con la plataforma.</text:p>
      <text:p text:style-name="P32"/>
      <text:p text:style-name="P33"><text:span text:style-name="T48">BIBLIOGRAFIA UTILIZADA</text:span></text:p>
      <text:p text:style-name="P34"><text:span text:style-name="T49">I</text:span><text:span text:style-name="T50">sabel Fayos. 62GIIN, Desarrollo de Sistemas Interactivos, Universidad Internacional de Valencia. Diapositivas de clases y manual de la asignatura.</text:span></text:p>
      <text:p text:style-name="P34"><text:span text:style-name="T49">Nielsen, J. (1994). Usability Engineering. Academic Pres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style:contextual-spacing="false" fo:line-height="15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1941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665in" fo:margin-left="0in" fo:margin-right="0in" fo:margin-bottom="0.9272in" style:dynamic-spacing="true"/>
      </style:header-style>
      <style:footer-style>
        <style:header-footer-properties fo:min-height="0.3917in" fo:margin-left="0in" fo:margin-right="0in" fo:margin-top="0.35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1"/>
        <text:p text:style-name="MP1"><draw:frame draw:style-name="Mfr1" draw:name="image1.png" text:anchor-type="char" svg:x="5.0929in" svg:y="-0.4898in" svg:width="1.7398in" svg:height="0.7398in" draw:z-index="5"><draw:image xlink:href="Pictures/10000000000000A700000047731F29FF.png" xlink:type="simple" xlink:show="embed" xlink:actuate="onLoad" draw:mime-type="image/png"/></draw:frame></text:p>
      </style:header>
      <style:footer>
        <text:p text:style-name="MP2"><text:span text:style-name="MT1"><text:tab/><text:tab/></text:span><text:page-number text:select-page="current">3</text:page-number><text:span text:style-name="MT1"> de </text:span><text:page-count>6</text:page-count></text:p>
      </style:footer>
    </style:master-page>
    <style:master-page style:name="First_20_Page" style:display-name="First Page" style:page-layout-name="Mpm1" draw:style-name="Mdp1" style:next-style-name="Standard">
      <style:header>
        <text:p text:style-name="MP1"/>
        <text:p text:style-name="MP1"/>
        <text:p text:style-name="MP1"><draw:frame draw:style-name="Mfr1" draw:name="Image1" text:anchor-type="char" svg:x="5.0929in" svg:y="-0.4898in" svg:width="1.7398in" svg:height="0.7398in" draw:z-index="0"><draw:image xlink:href="Pictures/10000000000000A700000047731F29FF.png" xlink:type="simple" xlink:show="embed" xlink:actuate="onLoad" draw:mime-type="image/png"/></draw:frame></text:p>
      </style:header>
      <style:footer>
        <text:p text:style-name="MP3"><text:span text:style-name="MT1"><text:tab/></text:span><text:page-number text:select-page="current">1</text:page-number><text:span text:style-name="MT1"> de </text:span><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MacOSX_AARCH64 LibreOffice_project/bb3cfa12c7b1bf994ecc5649a80400d06cd71002</meta:generator>
    <dc:date>2025-01-11T14:45:43.623049346</dc:date>
    <meta:editing-duration>PT4H47M57S</meta:editing-duration>
    <meta:editing-cycles>153</meta:editing-cycles>
    <meta:print-date>2025-01-11T14:43:53.944465017</meta:print-date>
    <meta:printed-by>PDF files</meta:printed-by>
    <meta:document-statistic meta:table-count="0" meta:image-count="2" meta:object-count="0" meta:page-count="6" meta:paragraph-count="44" meta:word-count="1018" meta:character-count="6524" meta:non-whitespace-character-count="5498"/>
  </office:meta>
</office:document-meta>
</file>